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212" officeooo:paragraph-rsid="0008e212"/>
    </style:style>
    <style:style style:name="T1" style:family="text">
      <style:text-properties officeooo:rsid="000a0584"/>
    </style:style>
    <style:style style:name="T2" style:family="text">
      <style:text-properties officeooo:rsid="000bd644"/>
    </style:style>
    <style:style style:name="T3" style:family="text">
      <style:text-properties officeooo:rsid="000daa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Failed Case</text:p>
      <text:p text:style-name="P1">- <text:span text:style-name="T2">The penalization for sparsity is incorrect should be really penalizing the </text:span><text:span text:style-name="T3">mea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22:44:22.501404752</meta:creation-date>
    <meta:generator>LibreOffice/7.3.7.2$Linux_X86_64 LibreOffice_project/30$Build-2</meta:generator>
    <dc:date>2025-06-17T22:49:07.013826499</dc:date>
    <meta:editing-duration>PT48S</meta:editing-duration>
    <meta:editing-cycles>4</meta:editing-cycles>
    <meta:document-statistic meta:table-count="0" meta:image-count="0" meta:object-count="0" meta:page-count="1" meta:paragraph-count="2" meta:word-count="16" meta:character-count="94" meta:non-whitespace-character-count="80"/>
  </office:meta>
</office:document-meta>
</file>